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2BFD00002B3A5FCB2B6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9.001cm" table:align="margins"/>
    </style:style>
    <style:style style:name="Таблица1.A" style:family="table-column">
      <style:table-column-properties style:column-width="9.5cm" style:rel-column-width="32767*"/>
    </style:style>
    <style:style style:name="Таблица1.B" style:family="table-column">
      <style:table-column-properties style:column-width="9.5cm" style:rel-column-width="32768*"/>
    </style:style>
    <style:style style:name="Таблица1.A1" style:family="table-cell">
      <style:table-cell-properties fo:padding="0.097cm" fo:border="none"/>
    </style:style>
    <style:style style:name="Таблица2" style:family="table">
      <style:table-properties style:width="19.001cm" table:align="margins"/>
    </style:style>
    <style:style style:name="Таблица2.A" style:family="table-column">
      <style:table-column-properties style:column-width="9.5cm" style:rel-column-width="32767*"/>
    </style:style>
    <style:style style:name="Таблица2.B" style:family="table-column">
      <style:table-column-properties style:column-width="9.5cm" style:rel-column-width="32768*"/>
    </style:style>
    <style:style style:name="Таблица2.A1" style:family="table-cell">
      <style:table-cell-properties fo:padding="0.097cm" fo:border="none"/>
    </style:style>
    <style:style style:name="TableStickerA4" style:family="table">
      <style:table-properties style:width="19.001cm" table:align="margins"/>
    </style:style>
    <style:style style:name="TableStickerA4.A" style:family="table-column">
      <style:table-column-properties style:column-width="9.5cm" style:rel-column-width="32767*"/>
    </style:style>
    <style:style style:name="TableStickerA4.B" style:family="table-column">
      <style:table-column-properties style:column-width="9.5cm" style:rel-column-width="32768*"/>
    </style:style>
    <style:style style:name="TableStickerA4.A1" style:family="table-cell">
      <style:table-cell-properties fo:padding="0.097cm" fo:border="none"/>
    </style:style>
    <style:style style:name="TableShippingMark" style:family="table">
      <style:table-properties style:width="19.001cm" table:align="margins"/>
    </style:style>
    <style:style style:name="TableShippingMark.A" style:family="table-column">
      <style:table-column-properties style:column-width="9.5cm" style:rel-column-width="32767*"/>
    </style:style>
    <style:style style:name="TableShippingMark.B" style:family="table-column">
      <style:table-column-properties style:column-width="9.5cm" style:rel-column-width="32768*"/>
    </style:style>
    <style:style style:name="TableShippingMark.A1" style:family="table-cell">
      <style:table-cell-properties fo:padding="0.097cm" fo:border="none"/>
    </style:style>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padding="0.097cm" fo:border="0.002cm solid #000000"/>
    </style:style>
    <style:style style:name="ТаблицаNormativePaper" style:family="table">
      <style:table-properties style:width="19.001cm" table:align="margins"/>
    </style:style>
    <style:style style:name="ТаблицаNormativePaper.A" style:family="table-column">
      <style:table-column-properties style:column-width="9.5cm" style:rel-column-width="32767*"/>
    </style:style>
    <style:style style:name="ТаблицаNormativePaper.B" style:family="table-column">
      <style:table-column-properties style:column-width="9.5cm" style:rel-column-width="32768*"/>
    </style:style>
    <style:style style:name="ТаблицаNormativePaper.A1" style:family="table-cell">
      <style:table-cell-properties fo:padding="0.097cm" fo:border="0.002cm solid #000000"/>
    </style:style>
    <style:style style:name="ТаблицаNormativePaper.A2" style:family="table-cell">
      <style:table-cell-properties fo:padding="0.097cm" fo:border-left="0.002cm solid #000000" fo:border-right="none" fo:border-top="none" fo:border-bottom="0.002cm solid #000000"/>
    </style:style>
    <style:style style:name="ТаблицаNormativePaper.B2" style:family="table-cell">
      <style:table-cell-properties fo:padding="0.097cm" fo:border-left="0.002cm solid #000000" fo:border-right="0.002cm solid #000000" fo:border-top="none" fo:border-bottom="0.002cm solid #000000"/>
    </style:style>
    <style:style style:name="TableMeasurementTemperature" style:family="table">
      <style:table-properties style:width="19.001cm" table:align="margins"/>
    </style:style>
    <style:style style:name="TableMeasurementTemperature.A" style:family="table-column">
      <style:table-column-properties style:column-width="6.334cm" style:rel-column-width="21845*"/>
    </style:style>
    <style:style style:name="TableMeasurementTemperature.A1" style:family="table-cell">
      <style:table-cell-properties fo:background-color="#cccccc" fo:padding="0.097cm" fo:border="0.002cm solid #000000">
        <style:background-image/>
      </style:table-cell-properties>
    </style:style>
    <style:style style:name="TableMeasurementTemperature.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MeasurementTemperature.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eMeasurementTemperature.A3" style:family="table-cell">
      <style:table-cell-properties fo:padding="0.097cm" fo:border-left="0.002cm solid #000000" fo:border-right="none" fo:border-top="none" fo:border-bottom="0.002cm solid #000000"/>
    </style:style>
    <style:style style:name="TableMeasurementTemperature.C3" style:family="table-cell">
      <style:table-cell-properties fo:padding="0.097cm" fo:border-left="0.002cm solid #000000" fo:border-right="0.002cm solid #000000" fo:border-top="none" fo:border-bottom="0.002cm solid #000000"/>
    </style:style>
    <style:style style:name="TableMobileThermoUnit" style:family="table">
      <style:table-properties style:width="18.971cm" table:align="left"/>
    </style:style>
    <style:style style:name="TableMobileThermoUnit.A" style:family="table-column">
      <style:table-column-properties style:column-width="18.971cm"/>
    </style:style>
    <style:style style:name="TableMobileThermoUnit.A1" style:family="table-cell">
      <style:table-cell-properties fo:padding="0.097cm" fo:border-left="0.002cm solid #000000" fo:border-right="0.002cm solid #000000" fo:border-top="0.002cm solid #000000" fo:border-bottom="none"/>
    </style:style>
    <style:style style:name="TableMobileThermoUnit.A2" style:family="table-cell">
      <style:table-cell-properties fo:padding="0.097cm" fo:border-left="0.002cm solid #000000" fo:border-right="0.002cm solid #000000" fo:border-top="none" fo:border-bottom="0.002cm solid #000000"/>
    </style:style>
    <style:style style:name="TableBrixScale" style:family="table">
      <style:table-properties style:width="19.001cm" table:align="margins"/>
    </style:style>
    <style:style style:name="TableBrixScale.A" style:family="table-column">
      <style:table-column-properties style:column-width="9.5cm" style:rel-column-width="32767*"/>
    </style:style>
    <style:style style:name="TableBrixScale.B" style:family="table-column">
      <style:table-column-properties style:column-width="9.5cm" style:rel-column-width="32768*"/>
    </style:style>
    <style:style style:name="TableBrixScale.A1" style:family="table-cell">
      <style:table-cell-properties fo:padding="0.097cm" fo:border="0.002cm solid #000000"/>
    </style:style>
    <style:style style:name="TableBrixScale.A2" style:family="table-cell">
      <style:table-cell-properties style:vertical-align="middle" fo:padding="0.097cm" fo:border-left="0.002cm solid #000000" fo:border-right="none" fo:border-top="none" fo:border-bottom="0.002cm solid #000000"/>
    </style:style>
    <style:style style:name="TableBrixScale.B2" style:family="table-cell">
      <style:table-cell-properties style:vertical-align="middle" fo:padding="0.097cm" fo:border-left="0.002cm solid #000000" fo:border-right="0.002cm solid #000000" fo:border-top="none" fo:border-bottom="0.002cm solid #000000"/>
    </style:style>
    <style:style style:name="TableCargoDigitalData" style:family="table">
      <style:table-properties style:width="19.001cm" table:align="margins"/>
    </style:style>
    <style:style style:name="TableCargoDigitalData.A" style:family="table-column">
      <style:table-column-properties style:column-width="19.001cm" style:rel-column-width="65535*"/>
    </style:style>
    <style:style style:name="TableCargoDigitalData.A1" style:family="table-cell">
      <style:table-cell-properties fo:padding="0.097cm" fo:border="0.002cm solid #000000"/>
    </style:style>
    <style:style style:name="TableCargoAmount" style:family="table">
      <style:table-properties style:width="19.001cm" table:align="margins"/>
    </style:style>
    <style:style style:name="TableCargoAmount.A" style:family="table-column">
      <style:table-column-properties style:column-width="3.572cm" style:rel-column-width="12319*"/>
    </style:style>
    <style:style style:name="TableCargoAmount.B" style:family="table-column">
      <style:table-column-properties style:column-width="2.778cm" style:rel-column-width="9582*"/>
    </style:style>
    <style:style style:name="TableCargoAmount.C" style:family="table-column">
      <style:table-column-properties style:column-width="2.672cm" style:rel-column-width="9217*"/>
    </style:style>
    <style:style style:name="TableCargoAmount.D" style:family="table-column">
      <style:table-column-properties style:column-width="2.54cm" style:rel-column-width="8760*"/>
    </style:style>
    <style:style style:name="TableCargoAmount.E" style:family="table-column">
      <style:table-column-properties style:column-width="2.566cm" style:rel-column-width="8851*"/>
    </style:style>
    <style:style style:name="TableCargoAmount.F" style:family="table-column">
      <style:table-column-properties style:column-width="2.157cm" style:rel-column-width="7440*"/>
    </style:style>
    <style:style style:name="TableCargoAmount.G" style:family="table-column">
      <style:table-column-properties style:column-width="2.715cm" style:rel-column-width="9366*"/>
    </style:style>
    <style:style style:name="TableCargoAmount.A1" style:family="table-cell">
      <style:table-cell-properties fo:padding="0.097cm" fo:border-left="0.002cm solid #000000" fo:border-right="none" fo:border-top="0.002cm solid #000000" fo:border-bottom="0.002cm solid #000000"/>
    </style:style>
    <style:style style:name="TableCargoAmount.E1" style:family="table-cell">
      <style:table-cell-properties fo:padding="0.097cm" fo:border="0.002cm solid #000000"/>
    </style:style>
    <style:style style:name="TableCargoAmount.A2" style:family="table-cell">
      <style:table-cell-properties style:vertical-align="middle" fo:padding="0.097cm" fo:border-left="0.002cm solid #000000" fo:border-right="none" fo:border-top="none" fo:border-bottom="0.002cm solid #000000"/>
    </style:style>
    <style:style style:name="TableCargoAmount.G2" style:family="table-cell">
      <style:table-cell-properties style:vertical-align="middle" fo:padding="0.097cm" fo:border-left="0.002cm solid #000000" fo:border-right="0.002cm solid #000000" fo:border-top="none" fo:border-bottom="0.002cm solid #000000"/>
    </style:style>
    <style:style style:name="TableDefects" style:family="table">
      <style:table-properties style:width="19.001cm" table:align="margins" style:may-break-between-rows="false"/>
    </style:style>
    <style:style style:name="TableDefects.A" style:family="table-column">
      <style:table-column-properties style:column-width="9.5cm" style:rel-column-width="32767*"/>
    </style:style>
    <style:style style:name="TableDefects.B" style:family="table-column">
      <style:table-column-properties style:column-width="9.5cm" style:rel-column-width="32768*"/>
    </style:style>
    <style:style style:name="TableDefects.A1" style:family="table-cell">
      <style:table-cell-properties style:vertical-align="middle" fo:background-color="transparent" fo:padding="0.097cm" fo:border="0.002cm solid #000000">
        <style:background-image/>
      </style:table-cell-properties>
    </style:style>
    <style:style style:name="TableDefects.A2" style:family="table-cell">
      <style:table-cell-properties style:vertical-align="middle" fo:background-color="transparent" fo:padding="0.097cm" fo:border-left="0.002cm solid #000000" fo:border-right="0.002cm solid #000000" fo:border-top="0.002cm solid #000000" fo:border-bottom="none">
        <style:background-image/>
      </style:table-cell-properties>
    </style:style>
    <style:style style:name="TableDefects.A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Defects.A6" style:family="table-cell">
      <style:table-cell-properties fo:padding="0.097cm" fo:border-left="0.002cm solid #000000" fo:border-right="none" fo:border-top="none" fo:border-bottom="0.002cm solid #000000"/>
    </style:style>
    <style:style style:name="TableDefects.B6" style:family="table-cell">
      <style:table-cell-properties fo:padding="0.097cm" fo:border-left="0.002cm solid #000000" fo:border-right="0.002cm solid #000000" fo:border-top="none" fo:border-bottom="0.002cm solid #000000"/>
    </style:style>
    <style:style style:name="TableDefectsByClass" style:family="table">
      <style:table-properties style:width="19.001cm" table:align="margins"/>
    </style:style>
    <style:style style:name="TableDefectsByClass.A" style:family="table-column">
      <style:table-column-properties style:column-width="3.969cm" style:rel-column-width="13688*"/>
    </style:style>
    <style:style style:name="TableDefectsByClass.B" style:family="table-column">
      <style:table-column-properties style:column-width="7.488cm" style:rel-column-width="25825*"/>
    </style:style>
    <style:style style:name="TableDefectsByClass.C" style:family="table-column">
      <style:table-column-properties style:column-width="7.544cm" style:rel-column-width="26022*"/>
    </style:style>
    <style:style style:name="TableDefectsByClass.A1" style:family="table-cell">
      <style:table-cell-properties fo:padding="0.097cm" fo:border="0.002cm solid #000000"/>
    </style:style>
    <style:style style:name="TableDefectsByClass.A2" style:family="table-cell">
      <style:table-cell-properties fo:padding="0.097cm" fo:border-left="0.002cm solid #000000" fo:border-right="none" fo:border-top="none" fo:border-bottom="0.002cm solid #000000"/>
    </style:style>
    <style:style style:name="TableDefectsByClass.C2" style:family="table-cell">
      <style:table-cell-properties fo:padding="0.097cm" fo:border-left="0.002cm solid #000000" fo:border-right="0.002cm solid #000000" fo:border-top="none" fo:border-bottom="0.002cm solid #000000"/>
    </style:style>
    <style:style style:name="TableCargoAmountAndDefectsAux" style:family="table">
      <style:table-properties style:width="19.001cm" table:align="margins"/>
    </style:style>
    <style:style style:name="TableCargoAmountAndDefectsAux.A" style:family="table-column">
      <style:table-column-properties style:column-width="19.001cm" style:rel-column-width="65535*"/>
    </style:style>
    <style:style style:name="TableRipeness" style:family="table">
      <style:table-properties style:width="19.001cm" table:align="margins"/>
    </style:style>
    <style:style style:name="TableRipeness.A" style:family="table-column">
      <style:table-column-properties style:column-width="5.265cm" style:rel-column-width="18160*"/>
    </style:style>
    <style:style style:name="TableRipeness.B" style:family="table-column">
      <style:table-column-properties style:column-width="2.746cm" style:rel-column-width="9472*"/>
    </style:style>
    <style:style style:name="TableRipeness.F" style:family="table-column">
      <style:table-column-properties style:column-width="2.75cm" style:rel-column-width="9487*"/>
    </style:style>
    <style:style style:name="TableRipeness.A1" style:family="table-cell">
      <style:table-cell-properties fo:padding="0.097cm" fo:border="0.002cm solid #000000"/>
    </style:style>
    <style:style style:name="TableRipeness.A2" style:family="table-cell">
      <style:table-cell-properties style:vertical-align="middle" fo:padding="0.097cm" fo:border-left="0.002cm solid #000000" fo:border-right="none" fo:border-top="none" fo:border-bottom="0.002cm solid #000000"/>
    </style:style>
    <style:style style:name="TableRipeness.F2" style:family="table-cell">
      <style:table-cell-properties style:vertical-align="middle" fo:padding="0.097cm" fo:border-left="0.002cm solid #000000" fo:border-right="0.002cm solid #000000" fo:border-top="none" fo:border-bottom="0.002cm solid #000000"/>
    </style:style>
    <style:style style:name="TableRipeness.B3" style:family="table-cell">
      <style:table-cell-properties fo:padding="0.097cm" fo:border-left="0.002cm solid #000000" fo:border-right="none" fo:border-top="none" fo:border-bottom="0.002cm solid #000000"/>
    </style:style>
    <style:style style:name="TableRipeness.F3" style:family="table-cell">
      <style:table-cell-properties fo:padding="0.097cm" fo:border-left="0.002cm solid #000000" fo:border-right="0.002cm solid #000000" fo:border-top="none" fo:border-bottom="0.002cm solid #000000"/>
    </style:style>
    <style:style style:name="Table3" style:family="table">
      <style:table-properties style:width="19.001cm" fo:break-after="page" table:align="margins" style:shadow="none" style:may-break-between-rows="false"/>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padding="0cm" fo:border="none"/>
    </style:style>
    <style:style style:name="Table3.A6" style:family="table-cell">
      <style:table-cell-properties fo:padding="0.097cm" fo:border="0.002cm solid #000000"/>
    </style:style>
    <style:style style:name="TablePictures" style:family="table">
      <style:table-properties style:width="19.001cm" fo:break-after="page" table:align="margins"/>
    </style:style>
    <style:style style:name="TablePictures.A" style:family="table-column">
      <style:table-column-properties style:column-width="19.001cm" style:rel-column-width="65535*"/>
    </style:style>
    <style:style style:name="TableQualityExpertise" style:family="table">
      <style:table-properties style:width="19.001cm" table:align="margins"/>
    </style:style>
    <style:style style:name="TableQualityExpertise.A" style:family="table-column">
      <style:table-column-properties style:column-width="19.001cm" style:rel-column-width="65535*"/>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autospace="none"/>
      <style:text-properties fo:color="#0047ff" style:text-line-through-style="none" style:font-name="Bookman Old Style"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 style:family="paragraph" style:parent-style-name="Standard">
      <style:paragraph-properties fo:text-align="start" style:justify-single-word="false" style:text-autospace="none"/>
      <style:text-properties fo:color="#0047ff" style:text-line-through-style="none" style:font-name="Bookman Old Style"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4" style:family="paragraph" style:parent-style-name="Standard">
      <style:paragraph-properties fo:text-align="center" style:justify-single-word="false" style:text-autospace="none"/>
      <style:text-properties fo:color="#000000" style:font-name="Times New Roman" fo:font-size="14pt" fo:font-weight="bold" style:font-name-asian="Times New Roman2" style:font-size-asian="14pt" style:font-weight-asian="bold" style:font-name-complex="Times New Roman2" style:font-size-complex="14pt" style:font-weight-complex="bold"/>
    </style:style>
    <style:style style:name="P5" style:family="paragraph" style:parent-style-name="Standard">
      <style:text-properties fo:color="#000000" style:font-name="Times New Roman" fo:font-weight="normal" style:font-name-asian="Times New Roman2" style:font-weight-asian="normal" style:font-name-complex="Times New Roman2" style:font-weight-complex="normal"/>
    </style:style>
    <style:style style:name="P6" style:family="paragraph" style:parent-style-name="Standard">
      <style:text-properties fo:color="#000000" style:font-name="Times New Roman" fo:language="en" fo:country="US" fo:font-weight="normal" style:font-name-asian="Times New Roman2" style:font-weight-asian="normal" style:font-name-complex="Times New Roman2" style:font-weight-complex="normal"/>
    </style:style>
    <style:style style:name="P7" style:family="paragraph" style:parent-style-name="Standard">
      <style:text-properties fo:color="#000000" style:font-name="Times New Roman" fo:font-size="11pt" fo:font-weight="bold" style:font-name-asian="Times New Roman2" style:font-size-asian="11pt" style:font-weight-asian="bold" style:font-name-complex="Times New Roman2" style:font-size-complex="11pt"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text-properties style:font-name="Times New Roman"/>
    </style:style>
    <style:style style:name="P10" style:family="paragraph" style:parent-style-name="Standard">
      <style:text-properties style:font-name="Times New Roman" fo:font-weight="bold" style:font-weight-asian="bold" style:font-weight-complex="bold"/>
    </style:style>
    <style:style style:name="P11" style:family="paragraph" style:parent-style-name="Standard">
      <style:paragraph-properties fo:text-align="center" style:justify-single-word="false"/>
      <style:text-properties style:font-name="Times New Roman" fo:font-weight="bold" style:font-weight-asian="bold" style:font-weight-complex="bold"/>
    </style:style>
    <style:style style:name="P12" style:family="paragraph" style:parent-style-name="Standard">
      <style:text-properties style:font-name="Times New Roman" fo:font-weight="normal" style:font-weight-asian="normal" style:font-weight-complex="normal"/>
    </style:style>
    <style:style style:name="P13" style:family="paragraph" style:parent-style-name="Standard">
      <style:text-properties style:font-name="Times New Roman" fo:language="en" fo:country="US"/>
    </style:style>
    <style:style style:name="P14" style:family="paragraph" style:parent-style-name="Standard">
      <style:text-properties style:font-name="Times New Roman" fo:language="en" fo:country="US" fo:font-weight="normal" style:font-weight-asian="normal" style:font-weight-complex="normal"/>
    </style:style>
    <style:style style:name="P15" style:family="paragraph" style:parent-style-name="Standard">
      <style:text-properties style:font-name="Times New Roman" fo:language="ru" fo:country="RU"/>
    </style:style>
    <style:style style:name="P16" style:family="paragraph" style:parent-style-name="Standard">
      <style:text-properties style:font-name="Times New Roman" fo:font-size="12pt" style:font-size-asian="12pt" style:font-size-complex="12pt"/>
    </style:style>
    <style:style style:name="P17" style:family="paragraph" style:parent-style-name="Standard">
      <style:paragraph-properties style:text-autospace="none"/>
      <style:text-properties style:font-name="Times New Roman" fo:font-size="12pt" style:font-size-asian="12pt" style:font-size-complex="12pt"/>
    </style:style>
    <style:style style:name="P18" style:family="paragraph" style:parent-style-name="Standard">
      <style:paragraph-properties style:text-autospace="none"/>
      <style:text-properties style:font-name="Times New Roman" fo:font-size="12pt" fo:font-weight="bold" style:font-size-asian="12pt" style:font-weight-asian="bold" style:font-size-complex="12pt" style:font-weight-complex="bold"/>
    </style:style>
    <style:style style:name="P19" style:family="paragraph" style:parent-style-name="Standard">
      <style:text-properties style:font-name="Times New Roman" fo:font-size="10pt" style:font-size-asian="10pt" style:font-size-complex="10pt"/>
    </style:style>
    <style:style style:name="P20" style:family="paragraph" style:parent-style-name="Standard">
      <style:paragraph-properties style:text-autospace="none"/>
      <style:text-properties style:font-name="Times New Roman" fo:font-size="10pt" style:font-size-asian="10pt" style:font-size-complex="10pt"/>
    </style:style>
    <style:style style:name="P21" style:family="paragraph" style:parent-style-name="Standard">
      <style:paragraph-properties fo:text-align="center" style:justify-single-word="false"/>
      <style:text-properties style:font-name="Times New Roman" fo:font-size="10pt" style:font-size-asian="10pt" style:font-size-complex="10pt"/>
    </style:style>
    <style:style style:name="P22" style:family="paragraph" style:parent-style-name="Standard">
      <style:text-properties style:font-name="Times New Roman" fo:font-size="11pt" style:font-size-asian="11pt" style:font-size-complex="11pt"/>
    </style:style>
    <style:style style:name="P23" style:family="paragraph" style:parent-style-name="Standard">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24" style:family="paragraph" style:parent-style-name="Standard">
      <style:paragraph-properties fo:text-align="center" style:justify-single-word="false"/>
      <style:text-properties style:font-name="Times New Roman" fo:font-size="11pt" fo:language="en" fo:country="US" style:font-size-asian="11pt" style:font-size-complex="11pt"/>
    </style:style>
    <style:style style:name="P25" style:family="paragraph" style:parent-style-name="Standard">
      <style:text-properties fo:font-size="12pt" style:font-size-asian="12pt" style:font-size-complex="12pt"/>
    </style:style>
    <style:style style:name="P26" style:family="paragraph" style:parent-style-name="Standard">
      <style:paragraph-properties style:text-autospace="none"/>
      <style:text-properties style:text-line-through-style="none" style:font-name="Times New Roman" fo:font-size="12pt" style:text-underline-style="none" fo:font-weight="bold" style:font-size-asian="12pt" style:font-weight-asian="bold" style:font-size-complex="12pt" style:font-weight-complex="bold"/>
    </style:style>
    <style:style style:name="P27" style:family="paragraph" style:parent-style-name="Standard">
      <style:paragraph-properties fo:text-align="center" style:justify-single-word="false"/>
      <style:text-properties fo:font-size="9pt" fo:language="en" fo:country="US" fo:font-style="italic"/>
    </style:style>
    <style:style style:name="P28" style:family="paragraph" style:parent-style-name="Standard">
      <style:paragraph-properties fo:text-align="center" style:justify-single-word="false"/>
      <style:text-properties fo:font-size="11pt" style:text-underline-style="solid" style:text-underline-width="auto" style:text-underline-color="font-color" style:font-size-asian="11pt" style:font-size-complex="11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start" style:justify-single-word="false"/>
    </style:style>
    <style:style style:name="P31" style:family="paragraph" style:parent-style-name="Table_20_Contents">
      <style:text-properties style:font-name="Times New Roman"/>
    </style:style>
    <style:style style:name="P32"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P33" style:family="paragraph" style:parent-style-name="Table_20_Contents">
      <style:paragraph-properties fo:text-align="start" style:justify-single-word="false"/>
      <style:text-properties style:font-name="Times New Roman" fo:font-size="12pt" style:font-name-asian="Bookman Old Style" style:font-size-asian="12pt" style:font-name-complex="Bookman Old Style" style:font-size-complex="12pt"/>
    </style:style>
    <style:style style:name="P34" style:family="paragraph" style:parent-style-name="Table_20_Contents">
      <style:paragraph-properties fo:text-align="center" style:justify-single-word="false"/>
      <style:text-properties style:font-name="Times New Roman" fo:font-size="12pt" style:font-name-asian="Bookman Old Style" style:font-size-asian="12pt" style:font-name-complex="Bookman Old Style" style:font-size-complex="12pt"/>
    </style:style>
    <style:style style:name="P35" style:family="paragraph" style:parent-style-name="Table_20_Contents">
      <style:paragraph-properties fo:text-align="start" style:justify-single-word="false"/>
      <style:text-properties style:font-name="Times New Roman" fo:font-size="12pt" fo:language="en" fo:country="US" fo:font-weight="normal" style:font-name-asian="Bookman Old Style" style:font-size-asian="12pt" style:font-weight-asian="normal" style:font-name-complex="Bookman Old Style" style:font-size-complex="12pt" style:font-weight-complex="normal"/>
    </style:style>
    <style:style style:name="P36" style:family="paragraph" style:parent-style-name="Table_20_Contents">
      <style:paragraph-properties fo:text-align="start" style:justify-single-word="false"/>
      <style:text-properties style:font-name="Times New Roman" fo:font-size="12pt" fo:language="en" fo:country="US" style:font-name-asian="Bookman Old Style" style:font-size-asian="12pt" style:font-name-complex="Bookman Old Style" style:font-size-complex="12pt"/>
    </style:style>
    <style:style style:name="P37" style:family="paragraph" style:parent-style-name="Table_20_Contents">
      <style:paragraph-properties fo:text-align="start" style:justify-single-word="false"/>
      <style:text-properties style:font-name="Times New Roman" fo:font-size="12pt" fo:language="en" fo:country="US" fo:font-weight="bold" style:font-name-asian="Bookman Old Style" style:font-size-asian="12pt" style:font-weight-asian="bold" style:font-name-complex="Bookman Old Style" style:font-size-complex="12pt" style:font-weight-complex="bold"/>
    </style:style>
    <style:style style:name="P38" style:family="paragraph" style:parent-style-name="Table_20_Contents">
      <style:paragraph-properties fo:text-align="center" style:justify-single-word="false"/>
      <style:text-properties style:font-name="Times New Roman" fo:font-size="12pt" fo:language="ru" fo:country="RU" style:font-name-asian="Bookman Old Style" style:font-size-asian="12pt" style:font-name-complex="Bookman Old Style" style:font-size-complex="12pt"/>
    </style:style>
    <style:style style:name="P39" style:family="paragraph" style:parent-style-name="Table_20_Contents">
      <style:paragraph-properties fo:text-align="start" style:justify-single-word="false"/>
      <style:text-properties style:font-name="Times New Roman" fo:font-size="12pt" fo:font-weight="bold" style:font-name-asian="Bookman Old Style" style:font-size-asian="12pt" style:font-weight-asian="bold" style:font-name-complex="Bookman Old Style" style:font-size-complex="12pt" style:font-weight-complex="bold"/>
    </style:style>
    <style:style style:name="P40" style:family="paragraph" style:parent-style-name="Table_20_Contents">
      <style:paragraph-properties fo:text-align="center" style:justify-single-word="false"/>
      <style:text-properties style:font-name="Times New Roman" fo:font-size="14pt" fo:language="en" fo:country="US" fo:font-weight="bold" style:font-size-asian="14pt" style:font-weight-asian="bold" style:font-size-complex="14pt" style:font-weight-complex="bold"/>
    </style:style>
    <style:style style:name="P41" style:family="paragraph" style:parent-style-name="Table_20_Contents">
      <style:paragraph-properties fo:text-align="center" style:justify-single-word="false"/>
      <style:text-properties style:font-name="Times New Roman" fo:font-size="14pt" style:font-name-asian="Bookman Old Style" style:font-size-asian="14pt" style:font-name-complex="Bookman Old Style" style:font-size-complex="14pt"/>
    </style:style>
    <style:style style:name="P42" style:family="paragraph" style:parent-style-name="Table_20_Contents">
      <style:paragraph-properties fo:text-align="start" style:justify-single-word="false"/>
      <style:text-properties style:font-name="Times New Roman" fo:font-size="14pt" style:font-name-asian="Bookman Old Style" style:font-size-asian="14pt" style:font-name-complex="Bookman Old Style" style:font-size-complex="14pt"/>
    </style:style>
    <style:style style:name="P43" style:family="paragraph" style:parent-style-name="Table_20_Contents">
      <style:paragraph-properties fo:text-align="center" style:justify-single-word="false"/>
      <style:text-properties style:font-name="Times New Roman" fo:font-size="10pt" style:font-name-asian="Bookman Old Style" style:font-size-asian="10pt" style:font-name-complex="Bookman Old Style" style:font-size-complex="10pt"/>
    </style:style>
    <style:style style:name="P44" style:family="paragraph" style:parent-style-name="Table_20_Contents">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45" style:family="paragraph" style:parent-style-name="Footer">
      <style:paragraph-properties fo:text-align="end" style:justify-single-word="false"/>
      <style:text-properties fo:font-size="10pt" fo:language="en" fo:country="US" style:font-size-asian="10pt" style:font-size-complex="10pt"/>
    </style:style>
    <style:style style:name="P46" style:family="paragraph" style:parent-style-name="Standard">
      <style:paragraph-properties fo:text-align="center" style:justify-single-word="false" fo:background-color="#cccccc" style:text-autospace="none">
        <style:background-image/>
      </style:paragraph-properties>
      <style:text-properties fo:color="#000000" style:font-name="Times New Roman2" fo:font-size="12pt" fo:font-weight="bold" style:font-name-asian="Times New Roman2" style:font-size-asian="12pt" style:font-weight-asian="bold" style:font-name-complex="Times New Roman2" style:font-size-complex="12pt" style:font-weight-complex="bold"/>
    </style:style>
    <style:style style:name="P47" style:family="paragraph" style:parent-style-name="Standard">
      <style:paragraph-properties fo:text-align="center" style:justify-single-word="false" fo:background-color="#cccccc" style:text-autospace="none">
        <style:background-image/>
      </style:paragraph-properties>
      <style:text-properties style:font-name="Times New Roman" fo:font-size="11pt" fo:font-weight="bold" style:font-size-asian="11pt" style:font-weight-asian="bold" style:font-size-complex="11pt" style:font-weight-complex="bold"/>
    </style:style>
    <style:style style:name="P48" style:family="paragraph" style:parent-style-name="Text_20_body">
      <style:paragraph-properties fo:text-align="center" style:justify-single-word="false"/>
      <style:text-properties style:font-name="Times New Roman" fo:font-size="10pt" style:font-size-asian="10pt" style:font-size-complex="10pt"/>
    </style:style>
    <style:style style:name="P49" style:family="paragraph" style:parent-style-name="Text_20_body">
      <style:paragraph-properties fo:background-color="transparent">
        <style:background-image/>
      </style:paragraph-properties>
      <style:text-properties fo:color="#000000" style:font-name="Times New Roman"/>
    </style:style>
    <style:style style:name="P50" style:family="paragraph" style:parent-style-name="Standard">
      <style:paragraph-properties fo:text-align="center" style:justify-single-word="false" style:text-autospace="none"/>
    </style:style>
    <style:style style:name="P51" style:family="paragraph" style:parent-style-name="Standard">
      <style:paragraph-properties fo:text-align="center" style:justify-single-word="false" style:text-autospace="none"/>
      <style:text-properties fo:color="#000000" style:font-name="Times New Roman" fo:font-size="14pt" fo:font-weight="bold" style:font-name-asian="Times New Roman2" style:font-size-asian="14pt" style:font-weight-asian="bold" style:font-name-complex="Times New Roman2" style:font-size-complex="14pt" style:font-weight-complex="bold"/>
    </style:style>
    <style:style style:name="P52" style:family="paragraph" style:parent-style-name="Standard">
      <style:paragraph-properties fo:text-align="start" style:justify-single-word="false" style:text-autospace="none"/>
      <style:text-properties fo:color="#0047ff" style:text-line-through-style="none" style:font-name="Bookman Old Style"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53" style:family="paragraph" style:parent-style-name="Standard" style:master-page-name="">
      <style:paragraph-properties fo:text-align="start" style:justify-single-word="false" style:page-number="auto" fo:break-before="auto" fo:break-after="auto" style:text-autospace="none"/>
      <style:text-properties fo:color="#0047ff" style:text-line-through-style="none" style:font-name="Bookman Old Style"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54" style:family="paragraph" style:parent-style-name="Table_20_Contents">
      <style:paragraph-properties fo:text-align="center" style:justify-single-word="false"/>
      <style:text-properties style:font-name="Times New Roman" fo:font-size="14pt" fo:language="en" fo:country="US" fo:font-weight="bold" style:font-size-asian="14pt" style:font-weight-asian="bold" style:font-size-complex="14pt" style:font-weight-complex="bold"/>
    </style:style>
    <style:style style:name="P55"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56" style:family="paragraph" style:parent-style-name="Text_20_body">
      <style:paragraph-properties fo:background-color="transparent" style:text-autospace="none">
        <style:background-image/>
      </style:paragraph-properties>
      <style:text-properties fo:color="#000000" style:font-name="Times New Roman" fo:font-size="12pt" fo:language="en" fo:country="US" style:font-size-asian="12pt" style:font-size-complex="12pt"/>
    </style:style>
    <style:style style:name="P57" style:family="paragraph">
      <style:paragraph-properties fo:text-align="center"/>
    </style:style>
    <style:style style:name="T1" style:family="text">
      <style:text-properties fo:color="#76923c" style:font-name="Comic Sans MS" fo:font-size="40pt" fo:language="en" fo:country="US" fo:font-style="italic" fo:font-weight="bold"/>
    </style:style>
    <style:style style:name="T2" style:family="text">
      <style:text-properties fo:color="#0070c0" style:font-name="Comic Sans MS" fo:font-size="12pt" fo:language="en" fo:country="US" fo:font-style="italic" fo:font-weight="bold"/>
    </style:style>
    <style:style style:name="T3" style:family="text">
      <style:text-properties style:font-name="Times New Roman1" fo:font-size="9pt" fo:font-style="italic"/>
    </style:style>
    <style:style style:name="T4" style:family="text">
      <style:text-properties style:font-name="Times New Roman1" fo:font-size="9pt" fo:language="en" fo:country="US" fo:font-style="italic"/>
    </style:style>
    <style:style style:name="T5" style:family="text">
      <style:text-properties fo:font-style="italic"/>
    </style:style>
    <style:style style:name="T6" style:family="text">
      <style:text-properties fo:font-size="11pt" style:font-size-asian="11pt" style:font-size-complex="11pt"/>
    </style:style>
    <style:style style:name="T7" style:family="text">
      <style:text-properties fo:font-size="9pt" fo:language="en" fo:country="US" fo:font-style="italic"/>
    </style:style>
    <style:style style:name="T8" style:family="text">
      <style:text-properties fo:color="#000000" style:font-name="Times New Roman2" fo:language="en" fo:country="US" fo:font-weight="bold" style:font-name-asian="Times New Roman2" style:font-weight-asian="bold" style:font-name-complex="Times New Roman2" style:font-weight-complex="bold"/>
    </style:style>
    <style:style style:name="T9" style:family="text">
      <style:text-properties fo:color="#000000" style:font-name="Times New Roman2" fo:font-weight="bold" style:font-name-asian="Times New Roman2" style:font-weight-asian="bold" style:font-name-complex="Times New Roman2" style:font-weight-complex="bold"/>
    </style:style>
    <style:style style:name="T10" style:family="text">
      <style:text-properties fo:color="#000000" fo:language="en" fo:country="US" fo:font-weight="normal" style:font-name-asian="Times New Roman2" style:font-weight-asian="normal" style:font-name-complex="Times New Roman2" style:font-weight-complex="normal"/>
    </style:style>
    <style:style style:name="T11" style:family="text">
      <style:text-properties fo:color="#000000" fo:language="en" fo:country="US" fo:font-weight="bold"/>
    </style:style>
    <style:style style:name="T12" style:family="text">
      <style:text-properties fo:color="#000000" fo:language="en" fo:country="US" fo:font-weight="bold" style:font-weight-asian="bold" style:font-weight-complex="bold"/>
    </style:style>
    <style:style style:name="T13" style:family="text">
      <style:text-properties fo:color="#000000" fo:font-weight="bold" style:font-weight-asian="bold" style:font-weight-complex="bold"/>
    </style:style>
    <style:style style:name="T14" style:family="text">
      <style:text-properties fo:color="#000000" fo:font-weight="bold" style:font-name-asian="Times New Roman2" style:font-weight-asian="bold" style:font-name-complex="Times New Roman2" style:font-weight-complex="bold"/>
    </style:style>
    <style:style style:name="T15" style:family="text">
      <style:text-properties fo:color="#000000" fo:font-weight="normal" style:font-name-asian="Times New Roman2" style:font-weight-asian="normal" style:font-name-complex="Times New Roman2" style:font-weight-complex="normal"/>
    </style:style>
    <style:style style:name="T16" style:family="text">
      <style:text-properties fo:color="#000000" style:font-name="Times New Roman"/>
    </style:style>
    <style:style style:name="T17" style:family="text">
      <style:text-properties fo:color="#000000" fo:font-size="11pt" fo:language="en" fo:country="US" fo:font-weight="normal" style:font-name-asian="Times New Roman2" style:font-size-asian="11pt" style:font-weight-asian="normal" style:font-name-complex="Times New Roman2" style:font-size-complex="11pt" style:font-weight-complex="normal"/>
    </style:style>
    <style:style style:name="T18" style:family="text">
      <style:text-properties fo:color="#000000" fo:font-style="italic" style:font-name-asian="Times New Roman2" style:font-style-asian="italic" style:font-name-complex="Times New Roman2" style:font-style-complex="italic"/>
    </style:style>
    <style:style style:name="T19" style:family="text">
      <style:text-properties fo:color="#000000" fo:language="ru" fo:country="RU"/>
    </style:style>
    <style:style style:name="T20" style:family="text">
      <style:text-properties fo:font-size="14pt" fo:font-weight="bold" style:font-size-asian="14pt" style:font-weight-asian="bold" style:font-size-complex="14pt" style:font-weight-complex="bold"/>
    </style:style>
    <style:style style:name="T21" style:family="text">
      <style:text-properties style:font-name="Times New Roman2" fo:font-weight="normal" style:font-name-asian="Times New Roman2" style:font-weight-asian="normal" style:font-name-complex="Times New Roman2" style:font-weight-complex="normal"/>
    </style:style>
    <style:style style:name="T22" style:family="text">
      <style:text-properties style:font-name="Times New Roman2" fo:language="en" fo:country="US" fo:font-weight="normal" style:font-name-asian="Times New Roman2" style:font-weight-asian="normal" style:font-name-complex="Times New Roman2" style:font-weight-complex="normal"/>
    </style:style>
    <style:style style:name="T23" style:family="text">
      <style:text-properties style:text-line-through-style="none" style:text-underline-style="none"/>
    </style:style>
    <style:style style:name="T24" style:family="text">
      <style:text-properties style:text-line-through-style="none" style:text-underline-style="none" fo:font-weight="normal" style:font-weight-asian="normal" style:font-weight-complex="normal"/>
    </style:style>
    <style:style style:name="T25" style:family="text">
      <style:text-properties style:text-line-through-style="none" fo:language="en" fo:country="US" style:text-underline-style="none" fo:font-weight="normal" style:font-weight-asian="normal" style:font-weight-complex="normal"/>
    </style:style>
    <style:style style:name="T26" style:family="text">
      <style:text-properties style:text-line-through-style="none" fo:language="en" fo:country="US" style:text-underline-style="none" fo:font-weight="normal" style:font-name-asian="Bookman Old Style" style:font-weight-asian="normal" style:font-name-complex="Bookman Old Style" style:font-weight-complex="normal"/>
    </style:style>
    <style:style style:name="T27" style:family="text">
      <style:text-properties fo:font-weight="normal" style:font-weight-asian="normal" style:font-weight-complex="normal"/>
    </style:style>
    <style:style style:name="T28" style:family="text">
      <style:text-properties fo:font-weight="normal" style:font-name-asian="Bookman Old Style" style:font-weight-asian="normal" style:font-name-complex="Bookman Old Style" style:font-weight-complex="normal"/>
    </style:style>
    <style:style style:name="T29" style:family="text">
      <style:text-properties fo:language="en" fo:country="US"/>
    </style:style>
    <style:style style:name="T30" style:family="text">
      <style:text-properties fo:language="en" fo:country="US" fo:font-weight="normal" style:font-weight-asian="normal" style:font-weight-complex="normal"/>
    </style:style>
    <style:style style:name="T31" style:family="text">
      <style:text-properties fo:language="en" fo:country="US" fo:font-weight="normal" style:font-name-asian="Bookman Old Style" style:font-weight-asian="normal" style:font-name-complex="Bookman Old Style" style:font-weight-complex="normal"/>
    </style:style>
    <style:style style:name="T32" style:family="text">
      <style:text-properties fo:language="en" fo:country="US" style:font-name-asian="Bookman Old Style" style:font-name-complex="Bookman Old Style"/>
    </style:style>
    <style:style style:name="T33" style:family="text">
      <style:text-properties fo:language="en" fo:country="US" fo:font-weight="bold"/>
    </style:style>
    <style:style style:name="T34" style:family="text">
      <style:text-properties fo:language="en" fo:country="US" fo:font-weight="bold" style:font-name-asian="Bookman Old Style" style:font-weight-asian="bold" style:font-name-complex="Bookman Old Style" style:font-weight-complex="bold"/>
    </style:style>
    <style:style style:name="T35" style:family="text">
      <style:text-properties fo:language="en" fo:country="US" fo:font-weight="bold" style:font-weight-asian="bold" style:font-weight-complex="bold"/>
    </style:style>
    <style:style style:name="T36" style:family="text">
      <style:text-properties style:font-name-asian="Bookman Old Style" style:font-name-complex="Bookman Old Style"/>
    </style:style>
    <style:style style:name="T37" style:family="text">
      <style:text-properties fo:language="ru" fo:country="RU"/>
    </style:style>
    <style:style style:name="T38" style:family="text">
      <style:text-properties fo:language="ru" fo:country="RU" fo:font-weight="bold"/>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style:font-name-asian="Bookman Old Style" style:font-weight-asian="bold" style:font-name-complex="Bookman Old Style" style:font-weight-complex="bold"/>
    </style:style>
    <style:style style:name="T42" style:family="text">
      <style:text-properties fo:font-size="12pt"/>
    </style:style>
    <style:style style:name="T43" style:family="text">
      <style:text-properties fo:font-size="12pt" fo:language="en" fo:country="US"/>
    </style:style>
    <style:style style:name="T44" style:family="text">
      <style:text-properties fo:font-size="12pt" fo:language="en" fo:country="US" fo:font-weight="normal" style:font-name-asian="Bookman Old Style" style:font-size-asian="12pt" style:font-weight-asian="normal" style:font-name-complex="Bookman Old Style" style:font-size-complex="12pt" style:font-weight-complex="normal"/>
    </style:style>
    <style:style style:name="T45" style:family="text">
      <style:text-properties fo:font-size="12pt" fo:language="en" fo:country="US" style:font-size-asian="12pt" style:font-size-complex="12pt"/>
    </style:style>
    <style:style style:name="T46" style:family="text">
      <style:text-properties style:font-name="Times New Roman" fo:font-size="14pt" fo:font-weight="bold" style:font-size-asian="14pt" style:font-weight-asian="bold" style:font-size-complex="14pt" style:font-weight-complex="bold"/>
    </style:style>
    <style:style style:name="T47" style:family="text">
      <style:text-properties style:font-name="Times New Roman" fo:font-size="14pt" style:font-size-asian="14pt" style:font-size-complex="14pt"/>
    </style:style>
    <style:style style:name="T48" style:family="text">
      <style:text-properties fo:color="#ff0000" style:font-name="Times New Roman1"/>
    </style:style>
    <style:style style:name="T49" style:family="text">
      <style:text-properties fo:color="#ff0000" style:font-name="Times New Roman"/>
    </style:style>
    <style:style style:name="T50"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able:table table:name="Таблица1" table:style-name="Таблица1">
        <table:table-column table:style-name="Таблица1.A"/>
        <table:table-column table:style-name="Таблица1.B"/>
        <table:table-row>
          <table:table-cell table:style-name="Таблица1.A1" office:value-type="string">
            <text:p text:style-name="P7">Applicants for survey: </text:p>
            <text:p text:style-name="P22"><text:span text:style-name="T14">Company </text:span><text:span text:style-name="T10">{$ReportClientEng}</text:span></text:p>
            <text:p text:style-name="P22"/>
            <text:p text:style-name="P7">Address </text:p>
            <text:p text:style-name="P22">{$ReportClientAddrEng}</text:p>
            <text:p text:style-name="P34"/>
          </table:table-cell>
          <table:table-cell table:style-name="Таблица1.A1" office:value-type="string">
            <text:p text:style-name="P7">Заказчик инспекции: </text:p>
            <text:p text:style-name="P22"><text:span text:style-name="T14">Компания</text:span><text:span text:style-name="T15"> </text:span><text:span text:style-name="T10">{$ReportClient}</text:span><text:span text:style-name="T15"> </text:span></text:p>
            <text:p text:style-name="P22"/>
            <text:p text:style-name="P7">Адрес </text:p>
            <text:p text:style-name="P16"><text:span text:style-name="T17">{$ReportClientAddr}</text:span><text:span text:style-name="T15"> </text:span></text:p>
            <text:p text:style-name="P16"/>
          </table:table-cell>
        </table:table-row>
      </table:table>
      <text:p text:style-name="P1"><text:s/><text:span text:style-name="T46">CARGO SURVEY REPORT</text:span><text:span text:style-name="T20"> </text:span></text:p>
      <text:p text:style-name="P28"><text:span text:style-name="T21">№ </text:span><text:span text:style-name="T22">{$Report}</text:span></text:p>
      <text:p text:style-name="P8"><text:span text:style-name="T47">ОТЧЕТ ОБ ИНСПЕКЦИИ ГРУЗА</text:span> </text:p>
      <text:p text:style-name="P28"><text:span text:style-name="T21">№ </text:span><text:span text:style-name="T22">{$Report}</text:span></text:p>
      <text:p text:style-name="Standard"/>
      <table:table table:name="Таблица2" table:style-name="Таблица2">
        <table:table-column table:style-name="Таблица2.A"/>
        <table:table-column table:style-name="Таблица2.B"/>
        <table:table-row>
          <table:table-cell table:style-name="Таблица2.A1" office:value-type="string">
            <text:p text:style-name="P9"><text:span text:style-name="T35">{$TypeEng}</text:span><text:span text:style-name="T40">: </text:span></text:p>
            <text:p text:style-name="P9">{$number}</text:p>
          </table:table-cell>
          <table:table-cell table:style-name="Таблица2.A1" office:value-type="string">
            <text:p text:style-name="P10"><text:span text:style-name="T29">{$TypeRus}</text:span>: </text:p>
            <text:p text:style-name="P9">{$number}</text:p>
          </table:table-cell>
        </table:table-row>
        <table:table-row>
          <table:table-cell table:style-name="Таблица2.A1" office:value-type="string">
            <text:p text:style-name="P9"><text:span text:style-name="T40">Seal</text:span>: <text:span text:style-name="T24">{$inspection.actualSeal}</text:span><text:span text:style-name="T27"> </text:span></text:p>
          </table:table-cell>
          <table:table-cell table:style-name="Таблица2.A1" office:value-type="string">
            <text:p text:style-name="P9"><text:span text:style-name="T40">Пломба</text:span>: <text:span text:style-name="T25">{$inspection.actualSeal}</text:span></text:p>
          </table:table-cell>
        </table:table-row>
        <table:table-row>
          <table:table-cell table:style-name="Таблица2.A1" office:value-type="string">
            <text:p text:style-name="P9"><text:span text:style-name="T40">Description of Goods</text:span><text:span text:style-name="T27">:</text:span></text:p>
            <text:p text:style-name="P12">{$actualCargoesEnglishName}</text:p>
          </table:table-cell>
          <table:table-cell table:style-name="Таблица2.A1" office:value-type="string">
            <text:p text:style-name="P9"><text:span text:style-name="T40">Груз</text:span><text:span text:style-name="T27">: </text:span></text:p>
            <text:p text:style-name="P14">{$actualCargoesName}</text:p>
          </table:table-cell>
        </table:table-row>
        <table:table-row>
          <table:table-cell table:style-name="Таблица2.A1" office:value-type="string">
            <text:p text:style-name="P9"><text:span text:style-name="T40">Vessel</text:span>: <text:span text:style-name="T28">{$voyage.vessel.name}</text:span></text:p>
            <text:p text:style-name="P9"><text:span text:style-name="T34">Voyage number</text:span><text:span text:style-name="T31">:</text:span><text:span text:style-name="T27"> </text:span><text:span text:style-name="T30">{$voyage.number}</text:span></text:p>
          </table:table-cell>
          <table:table-cell table:style-name="Таблица2.A1" office:value-type="string">
            <text:p text:style-name="P9"><text:span text:style-name="T40">Судно</text:span>: <text:span text:style-name="T31">{$voyage.vessel.name}</text:span></text:p>
            <text:p text:style-name="P15"><text:span text:style-name="T41">Номер рейса</text:span><text:span text:style-name="T28">: </text:span><text:span text:style-name="T31">{$voyage.number}</text:span></text:p>
          </table:table-cell>
        </table:table-row>
        <table:table-row>
          <table:table-cell table:style-name="Таблица2.A1" office:value-type="string">
            <text:p text:style-name="P9"><text:span text:style-name="T40">Bill of Lading</text:span>: <text:span text:style-name="T27">{$billOfLadings}</text:span></text:p>
          </table:table-cell>
          <table:table-cell table:style-name="Таблица2.A1" office:value-type="string">
            <text:p text:style-name="P9"><text:span text:style-name="T40">Коносамент</text:span>: <text:span text:style-name="T30">{$billOfLadings}</text:span></text:p>
          </table:table-cell>
        </table:table-row>
        <table:table-row>
          <table:table-cell table:style-name="Таблица2.A1" office:value-type="string">
            <text:p text:style-name="P9"><text:span text:style-name="T14">Port and day of loading</text:span><text:span text:style-name="T15">: <text:s text:c="7"/></text:span><text:span text:style-name="T10"><text:s text:c="33"/>{$loadingPort.englishName}</text:span><text:span text:style-name="T15"> </text:span></text:p>
            <text:p text:style-name="P9">{$loadingDate} </text:p>
          </table:table-cell>
          <table:table-cell table:style-name="Таблица2.A1" office:value-type="string">
            <text:p text:style-name="P5"><text:span text:style-name="T40">Порт и дата отгрузки</text:span>:</text:p>
            <text:p text:style-name="P6">{$loadingPort.name}</text:p>
            <text:p text:style-name="P9">{$loadingDate}</text:p>
          </table:table-cell>
        </table:table-row>
        <table:table-row>
          <table:table-cell table:style-name="Таблица2.A1" office:value-type="string">
            <text:p text:style-name="P9"><text:span text:style-name="T40">Port and day of unloading</text:span>: <text:span text:style-name="T29"><text:s/></text:span></text:p>
            <text:p text:style-name="P13">{$dischargePort.englishName}</text:p>
            <text:p text:style-name="P9">{$dischargeDate}</text:p>
          </table:table-cell>
          <table:table-cell table:style-name="Таблица2.A1" office:value-type="string">
            <text:p text:style-name="P9"><text:span text:style-name="T40">Порт и дата выгрузки</text:span>: </text:p>
            <text:p text:style-name="P9">{$dischargePort.name}</text:p>
            <text:p text:style-name="P9">{$dischargeDate}</text:p>
          </table:table-cell>
        </table:table-row>
        <table:table-row>
          <table:table-cell table:style-name="Таблица2.A1" office:value-type="string">
            <text:p text:style-name="P9"><text:span text:style-name="T40">Shipper:</text:span> {$cargoSuppliersEng}</text:p>
          </table:table-cell>
          <table:table-cell table:style-name="Таблица2.A1" office:value-type="string">
            <text:p text:style-name="P9"><text:span text:style-name="T40">Отправитель:</text:span> <text:span text:style-name="T29">{$cargoSuppliers}</text:span></text:p>
          </table:table-cell>
        </table:table-row>
        <table:table-row>
          <table:table-cell table:style-name="Таблица2.A1" office:value-type="string">
            <text:p text:style-name="P9"><text:span text:style-name="T40">Order</text:span> <text:span text:style-name="T40">№:</text:span> <text:span text:style-name="T36">{$orders}</text:span> <text:s/></text:p>
          </table:table-cell>
          <table:table-cell table:style-name="Таблица2.A1" office:value-type="string">
            <text:p text:style-name="P9"><text:span text:style-name="T40">Заказ</text:span> <text:span text:style-name="T40">№:</text:span> <text:span text:style-name="T32">{$orders}</text:span> </text:p>
          </table:table-cell>
        </table:table-row>
        <table:table-row>
          <table:table-cell table:style-name="Таблица2.A1" office:value-type="string">
            <text:p text:style-name="P9"><text:span text:style-name="T40">Invoice</text:span> <text:span text:style-name="T40">№:</text:span> <text:span text:style-name="T36">{$invoices}</text:span> <text:s/></text:p>
          </table:table-cell>
          <table:table-cell table:style-name="Таблица2.A1" office:value-type="string">
            <text:p text:style-name="P9"><text:span text:style-name="T40">Инвойс</text:span> <text:span text:style-name="T40">№:</text:span> <text:span text:style-name="T32">{$invoices}</text:span> </text:p>
          </table:table-cell>
        </table:table-row>
        <table:table-row>
          <table:table-cell table:style-name="Таблица2.A1" office:value-type="string">
            <text:p text:style-name="P9"><text:span text:style-name="T40">Receiver</text:span>: </text:p>
            <text:p text:style-name="P9">{$CargoReceiverNameEng}</text:p>
            <text:p text:style-name="P9">{$CargoReceiverAddrEng}</text:p>
          </table:table-cell>
          <table:table-cell table:style-name="Таблица2.A1" office:value-type="string">
            <text:p text:style-name="P9"><text:span text:style-name="T40">Получатель</text:span>:</text:p>
            <text:p text:style-name="P9">{$CargoReceiverName}</text:p>
            <text:p text:style-name="P9">{$CargoReceiverAddr}</text:p>
          </table:table-cell>
        </table:table-row>
        <table:table-row>
          <table:table-cell table:style-name="Таблица2.A1" office:value-type="string">
            <text:p text:style-name="P9"><text:span text:style-name="T40">Date of inspection request</text:span><text:span text:style-name="T27">: </text:span><text:span text:style-name="T24">{$inspection.surveyRequestDate}</text:span></text:p>
          </table:table-cell>
          <table:table-cell table:style-name="Таблица2.A1" office:value-type="string">
            <text:p text:style-name="P9"><text:span text:style-name="T40">Дата заявки на инспекцию</text:span>:<text:span text:style-name="T25">{$inspection.surveyRequestDate}</text:span></text:p>
          </table:table-cell>
        </table:table-row>
        <table:table-row>
          <table:table-cell table:style-name="Таблица2.A1" office:value-type="string">
            <text:p text:style-name="P9"><text:span text:style-name="T40">Date of Survey Conducted</text:span><text:span text:style-name="T27">:</text:span><text:span text:style-name="T24">{$inspection.surveyDate}</text:span></text:p>
          </table:table-cell>
          <table:table-cell table:style-name="Таблица2.A1" office:value-type="string">
            <text:p text:style-name="P9"><text:span text:style-name="T35">Дата проведения инспекции</text:span><text:span text:style-name="T29">:</text:span><text:span text:style-name="T25">{$inspection.surveyDate}</text:span></text:p>
          </table:table-cell>
        </table:table-row>
        <table:table-row>
          <table:table-cell table:style-name="Таблица2.A1" office:value-type="string">
            <text:p text:style-name="P9"><text:span text:style-name="T40">Place of survey</text:span>: </text:p>
            <text:p text:style-name="P13">{$inspection.surveyPlace.englishName}</text:p>
          </table:table-cell>
          <table:table-cell table:style-name="Таблица2.A1" office:value-type="string">
            <text:p text:style-name="P9"><text:span text:style-name="T40">Место инспекции</text:span>: </text:p>
            <text:p text:style-name="P9">{$inspection.surveyPlace.russianName}</text:p>
          </table:table-cell>
        </table:table-row>
        <table:table-row>
          <table:table-cell table:style-name="Таблица2.A1" office:value-type="string">
            <text:p text:style-name="P9"><text:span text:style-name="T40">Unloading on a warehouse/in a motor vehicle</text:span>:<text:span text:style-name="T44">{$inspection.unloadingPlaceEng}</text:span></text:p>
          </table:table-cell>
          <table:table-cell table:style-name="Таблица2.A1" office:value-type="string">
            <text:p text:style-name="P9"><text:span text:style-name="T40">Выгрузка на склад/в автомашину</text:span>:<text:span text:style-name="T44">{$inspection.unloadingPlace}</text:span></text:p>
          </table:table-cell>
        </table:table-row>
        <text:soft-page-break/>
        <table:table-row>
          <table:table-cell table:style-name="Таблица2.A1" office:value-type="string">
            <text:p text:style-name="P9">Type of packing:</text:p>
            <text:p text:style-name="P35">{$inspection.packageTypeEng}</text:p>
          </table:table-cell>
          <table:table-cell table:style-name="Таблица2.A1" office:value-type="string">
            <text:p text:style-name="P9">Вид упаковки:</text:p>
            <text:p text:style-name="P35">{$inspection.packageType}</text:p>
          </table:table-cell>
        </table:table-row>
      </table:table>
      <text:p text:style-name="P2"/>
      <text:p text:style-name="Standard"/>
      <table:table table:name="TableStickerA4" table:style-name="TableStickerA4">
        <table:table-column table:style-name="TableStickerA4.A"/>
        <table:table-column table:style-name="TableStickerA4.B"/>
        <table:table-row>
          <table:table-cell table:style-name="TableStickerA4.A1" table:number-columns-spanned="2" office:value-type="string">
            <text:p text:style-name="P10">Sticker in A4 format/Стикер формата А4:</text:p>
          </table:table-cell>
          <table:covered-table-cell/>
        </table:table-row>
        <table:table-row>
          <table:table-cell table:style-name="TableStickerA4.A1" office:value-type="string">
            <text:p text:style-name="P34"/>
          </table:table-cell>
          <table:table-cell table:style-name="TableStickerA4.A1" office:value-type="string">
            <text:p text:style-name="P34"/>
          </table:table-cell>
        </table:table-row>
      </table:table>
      <text:p text:style-name="P50"/>
      <table:table table:name="TableShippingMark" table:style-name="TableShippingMark">
        <table:table-column table:style-name="TableShippingMark.A"/>
        <table:table-column table:style-name="TableShippingMark.B"/>
        <table:table-row>
          <table:table-cell table:style-name="TableShippingMark.A1" table:number-columns-spanned="2" office:value-type="string">
            <text:p text:style-name="P25"><text:span text:style-name="T9">Shipping </text:span><text:span text:style-name="T8">m</text:span><text:span text:style-name="T9">ark</text:span><text:span text:style-name="T8">s</text:span><text:span text:style-name="T9">/Маркировка производителя:</text:span></text:p>
          </table:table-cell>
          <table:covered-table-cell/>
        </table:table-row>
        <table:table-row>
          <table:table-cell table:style-name="TableShippingMark.A1" office:value-type="string">
            <text:p text:style-name="P34"/>
          </table:table-cell>
          <table:table-cell table:style-name="TableShippingMark.A1" office:value-type="string">
            <text:p text:style-name="P34"/>
          </table:table-cell>
        </table:table-row>
      </table:table>
      <text:p text:style-name="P2"/>
      <table:table table:name="Table1" table:style-name="Table1">
        <table:table-column table:style-name="Table1.A"/>
        <table:table-row>
          <table:table-cell table:style-name="Table1.A1" office:value-type="string">
            <text:p text:style-name="P23">Normative paper of survey / <text:span text:style-name="T16">Нормативный документ</text:span></text:p>
          </table:table-cell>
        </table:table-row>
      </table:table>
      <table:table table:name="ТаблицаNormativePaper" table:style-name="ТаблицаNormativePaper">
        <table:table-column table:style-name="ТаблицаNormativePaper.A"/>
        <table:table-column table:style-name="ТаблицаNormativePaper.B"/>
        <table:table-row>
          <table:table-cell table:style-name="ТаблицаNormativePaper.A1" table:number-columns-spanned="2" office:value-type="string">
            <text:p text:style-name="P11"/>
          </table:table-cell>
          <table:covered-table-cell/>
        </table:table-row>
        <table:table-row>
          <table:table-cell table:style-name="ТаблицаNormativePaper.A2" office:value-type="string">
            <text:p text:style-name="P36"/>
          </table:table-cell>
          <table:table-cell table:style-name="ТаблицаNormativePaper.B2" office:value-type="string">
            <text:p text:style-name="P36"/>
          </table:table-cell>
        </table:table-row>
      </table:table>
      <text:p text:style-name="P2"/>
      <table:table table:name="TableMeasurementTemperature" table:style-name="TableMeasurementTemperature">
        <table:table-column table:style-name="TableMeasurementTemperature.A" table:number-columns-repeated="3"/>
        <table:table-row>
          <table:table-cell table:style-name="TableMeasurementTemperature.A1" table:number-columns-spanned="3" office:value-type="string">
            <text:p text:style-name="P9"><text:span text:style-name="T29">T</text:span>emperature <text:span text:style-name="T29">m</text:span>easurement / Замер температуры</text:p>
          </table:table-cell>
          <table:covered-table-cell/>
          <table:covered-table-cell/>
        </table:table-row>
        <table:table-row>
          <table:table-cell table:style-name="TableMeasurementTemperature.A2" office:value-type="string">
            <text:p text:style-name="P19"><text:span text:style-name="T29">Container</text:span> / </text:p>
            <text:p text:style-name="P19">Контейнер </text:p>
          </table:table-cell>
          <table:table-cell table:style-name="TableMeasurementTemperature.A2" office:value-type="string">
            <text:p text:style-name="P19">Recommended temperature condition of transportation and storage / Рекомендуемый температурный режим транспортировки и хранения </text:p>
            <text:p text:style-name="P43"/>
          </table:table-cell>
          <table:table-cell table:style-name="TableMeasurementTemperature.C2" office:value-type="string">
            <text:p text:style-name="P19"><text:span text:style-name="T29">Temperature measurement result, </text:span>°C / Результат замера температуры, °C </text:p>
          </table:table-cell>
        </table:table-row>
        <table:table-row>
          <table:table-cell table:style-name="TableMeasurementTemperature.A3" office:value-type="string">
            <text:p text:style-name="P42"/>
          </table:table-cell>
          <table:table-cell table:style-name="TableMeasurementTemperature.A3" office:value-type="string">
            <text:p text:style-name="P41"/>
          </table:table-cell>
          <table:table-cell table:style-name="TableMeasurementTemperature.C3" office:value-type="string">
            <text:p text:style-name="P41"/>
          </table:table-cell>
        </table:table-row>
      </table:table>
      <table:table table:name="TableMobileThermoUnit" table:style-name="TableMobileThermoUnit">
        <table:table-column table:style-name="TableMobileThermoUnit.A"/>
        <table:table-row>
          <table:table-cell table:style-name="TableMobileThermoUnit.A1" office:value-type="string">
            <text:p text:style-name="P33"/>
          </table:table-cell>
        </table:table-row>
        <table:table-row>
          <table:table-cell table:style-name="TableMobileThermoUnit.A2" office:value-type="string">
            <text:p text:style-name="P33"/>
          </table:table-cell>
        </table:table-row>
      </table:table>
      <text:p text:style-name="P2"/>
      <table:table table:name="TableBrixScale" table:style-name="TableBrixScale">
        <table:table-column table:style-name="TableBrixScale.A"/>
        <table:table-column table:style-name="TableBrixScale.B"/>
        <table:table-row>
          <table:table-cell table:style-name="TableBrixScale.A1" table:number-columns-spanned="2" office:value-type="string">
            <text:p text:style-name="P47"><text:span text:style-name="T29">Maturity: Brix scale index / </text:span>Зрелость <text:span text:style-name="T29">: </text:span>Индекс по шкале Брикса </text:p>
          </table:table-cell>
          <table:covered-table-cell/>
        </table:table-row>
        <table:table-row>
          <table:table-cell table:style-name="TableBrixScale.A2" office:value-type="string">
            <text:p text:style-name="P31"/>
          </table:table-cell>
          <table:table-cell table:style-name="TableBrixScale.B2" office:value-type="string">
            <text:p text:style-name="P31"/>
          </table:table-cell>
        </table:table-row>
      </table:table>
      <table:table table:name="TableCargoDigitalData" table:style-name="TableCargoDigitalData">
        <table:table-column table:style-name="TableCargoDigitalData.A"/>
        <table:table-row>
          <table:table-cell table:style-name="TableCargoDigitalData.A1" office:value-type="string">
            <text:p text:style-name="P46"><text:span text:style-name="T6">The statement and the actual amount of cargo /Заявленное и фактическое количество груза</text:span> </text:p>
          </table:table-cell>
        </table:table-row>
      </table:table>
      <table:table table:name="TableCargoAmount" table:style-name="TableCargoAmount">
        <table:table-column table:style-name="TableCargoAmount.A"/>
        <table:table-column table:style-name="TableCargoAmount.B"/>
        <table:table-column table:style-name="TableCargoAmount.C"/>
        <table:table-column table:style-name="TableCargoAmount.D"/>
        <table:table-column table:style-name="TableCargoAmount.E"/>
        <table:table-column table:style-name="TableCargoAmount.F"/>
        <table:table-column table:style-name="TableCargoAmount.G"/>
        <table:table-row>
          <table:table-cell table:style-name="TableCargoAmount.A1" table:number-columns-spanned="4" office:value-type="string">
            <text:p text:style-name="P9">Cargo amount / <text:span text:style-name="T37">Количество груза</text:span></text:p>
          </table:table-cell>
          <table:covered-table-cell/>
          <table:covered-table-cell/>
          <table:covered-table-cell/>
          <table:table-cell table:style-name="TableCargoAmount.E1" table:number-columns-spanned="3" office:value-type="string">
            <text:p text:style-name="P9">Average weight / <text:span text:style-name="T37">Средний вес</text:span></text:p>
          </table:table-cell>
          <table:covered-table-cell/>
          <table:covered-table-cell/>
        </table:table-row>
        <table:table-row>
          <table:table-cell table:style-name="TableCargoAmount.A2" office:value-type="string">
            <text:p text:style-name="P21"><text:span text:style-name="T29">Units of measurement </text:span>/ Единицы измерения</text:p>
          </table:table-cell>
          <table:table-cell table:style-name="TableCargoAmount.A2" office:value-type="string">
            <text:p text:style-name="P21">Actual Quantity /</text:p>
            <text:p text:style-name="P21">Фактическое</text:p>
            <text:p text:style-name="P21">количество</text:p>
          </table:table-cell>
          <table:table-cell table:style-name="TableCargoAmount.A2" office:value-type="string">
            <text:p text:style-name="P21">Manifested Quantity / Заявленное количество</text:p>
          </table:table-cell>
          <table:table-cell table:style-name="TableCargoAmount.A2" office:value-type="string">
            <text:p text:style-name="P21">Shortage/ Surplus/ Недостача/ </text:p>
            <text:p text:style-name="P21">Излишек</text:p>
          </table:table-cell>
          <table:table-cell table:style-name="TableCargoAmount.A2" office:value-type="string">
            <text:p text:style-name="P21">Gross, <text:span text:style-name="T29">kg</text:span> / Брутто, кг</text:p>
          </table:table-cell>
          <table:table-cell table:style-name="TableCargoAmount.A2" office:value-type="string">
            <text:p text:style-name="P21">Net, <text:span text:style-name="T29">kg</text:span> / <text:span text:style-name="T37">Нетто, кг</text:span></text:p>
          </table:table-cell>
          <table:table-cell table:style-name="TableCargoAmount.G2" office:value-type="string">
            <text:p text:style-name="P21"><text:span text:style-name="T29">Tare, kg </text:span>/ </text:p>
            <text:p text:style-name="P21">Тара, кг</text:p>
          </table:table-cell>
        </table:table-row>
        <table:table-row>
          <table:table-cell table:style-name="TableCargoAmount.A2" office:value-type="string">
            <text:p text:style-name="P9"/>
          </table:table-cell>
          <table:table-cell table:style-name="TableCargoAmount.A2" office:value-type="string">
            <text:p text:style-name="P9"/>
          </table:table-cell>
          <table:table-cell table:style-name="TableCargoAmount.A2" office:value-type="string">
            <text:p text:style-name="P34"/>
          </table:table-cell>
          <table:table-cell table:style-name="TableCargoAmount.A2" office:value-type="string">
            <text:p text:style-name="P9"/>
          </table:table-cell>
          <table:table-cell table:style-name="TableCargoAmount.A2" office:value-type="string">
            <text:p text:style-name="P9"/>
          </table:table-cell>
          <table:table-cell table:style-name="TableCargoAmount.A2" office:value-type="string">
            <text:p text:style-name="P9"/>
          </table:table-cell>
          <table:table-cell table:style-name="TableCargoAmount.G2" office:value-type="string">
            <text:p text:style-name="P9"/>
          </table:table-cell>
        </table:table-row>
      </table:table>
      <text:p text:style-name="Text_20_body"/>
      <table:table table:name="TableDefects" table:style-name="TableDefects">
        <table:table-column table:style-name="TableDefects.A"/>
        <table:table-column table:style-name="TableDefects.B"/>
        <text:soft-page-break/>
        <table:table-row>
          <table:table-cell table:style-name="TableDefects.A1" table:number-columns-spanned="2" office:value-type="string">
            <text:p text:style-name="P17"><text:span text:style-name="T18">Representative quantities of boxes were sorted out and the following was ascertained</text:span><text:span text:style-name="T18">/ Представительное количество коробок было отобрано случайным образом и установлены следующие результаты: </text:span></text:p>
          </table:table-cell>
          <table:covered-table-cell/>
        </table:table-row>
        <table:table-row>
          <table:table-cell table:style-name="TableDefects.A2" table:number-columns-spanned="2" office:value-type="string">
            <text:p text:style-name="P56"><text:span text:style-name="T50">Following pallets have been looked through:</text:span> {$inspection.packageToSurveyEng}</text:p>
          </table:table-cell>
          <table:covered-table-cell/>
        </table:table-row>
        <table:table-row>
          <table:table-cell table:style-name="TableDefects.A3" table:number-columns-spanned="2" office:value-type="string">
            <text:p text:style-name="P49"><text:span text:style-name="T42">Были</text:span> <text:span text:style-name="T42">проинспектированы паллеты номер</text:span><text:span text:style-name="T43">:</text:span> <text:span text:style-name="T45">{$inspection.packageToSurvey}</text:span></text:p>
          </table:table-cell>
          <table:covered-table-cell/>
        </table:table-row>
        <table:table-row>
          <table:table-cell table:style-name="TableDefects.A3" table:number-columns-spanned="2" office:value-type="string">
            <text:p text:style-name="P24"><text:span text:style-name="T39">Levels of Quality / Градация качества</text:span> </text:p>
          </table:table-cell>
          <table:covered-table-cell/>
        </table:table-row>
        <table:table-row>
          <table:table-cell table:style-name="TableDefects.A3" table:number-columns-spanned="2" office:value-type="string">
            <text:p text:style-name="P48"><text:span text:style-name="T38">Actual </text:span><text:span text:style-name="T33">quantity pallets and </text:span><text:span text:style-name="T11">calibre</text:span> <text:span text:style-name="T33">/ </text:span><text:span text:style-name="T39">Фактическое количество паллет и калибр</text:span> </text:p>
          </table:table-cell>
          <table:covered-table-cell/>
        </table:table-row>
        <table:table-row>
          <table:table-cell table:style-name="TableDefects.A6" office:value-type="string">
            <text:p text:style-name="P41"/>
          </table:table-cell>
          <table:table-cell table:style-name="TableDefects.B6" office:value-type="string">
            <text:p text:style-name="P41"/>
          </table:table-cell>
        </table:table-row>
      </table:table>
      <text:p text:style-name="P3"/>
      <table:table table:name="TableDefectsByClass" table:style-name="TableDefectsByClass">
        <table:table-column table:style-name="TableDefectsByClass.A"/>
        <table:table-column table:style-name="TableDefectsByClass.B"/>
        <table:table-column table:style-name="TableDefectsByClass.C"/>
        <table:table-row>
          <table:table-cell table:style-name="TableDefectsByClass.A1" table:number-columns-spanned="3" office:value-type="string">
            <text:p text:style-name="P44"><text:span text:style-name="T29">Discovered defects / </text:span><text:span text:style-name="T19">Выявленные дефекты</text:span><text:span text:style-name="T37"> </text:span></text:p>
          </table:table-cell>
          <table:covered-table-cell/>
          <table:covered-table-cell/>
        </table:table-row>
        <table:table-row>
          <table:table-cell table:style-name="TableDefectsByClass.A2" office:value-type="string">
            <text:p text:style-name="P31"/>
          </table:table-cell>
          <table:table-cell table:style-name="TableDefectsByClass.A2" office:value-type="string">
            <text:p text:style-name="P31"/>
          </table:table-cell>
          <table:table-cell table:style-name="TableDefectsByClass.C2" office:value-type="string">
            <text:p text:style-name="P31"/>
          </table:table-cell>
        </table:table-row>
      </table:table>
      <text:p text:style-name="P3"/>
      <text:p text:style-name="P3"/>
      <table:table table:name="TableCargoAmountAndDefectsAux" table:style-name="TableCargoAmountAndDefectsAux">
        <table:table-column table:style-name="TableCargoAmountAndDefectsAux.A"/>
        <table:table-row>
          <table:table-cell office:value-type="string">
            <text:p text:style-name="Table_20_Contents"/>
          </table:table-cell>
        </table:table-row>
      </table:table>
      <table:table table:name="TableRipeness" table:style-name="TableRipeness">
        <table:table-column table:style-name="TableRipeness.A"/>
        <table:table-column table:style-name="TableRipeness.B" table:number-columns-repeated="4"/>
        <table:table-column table:style-name="TableRipeness.F"/>
        <table:table-row>
          <table:table-cell table:style-name="TableRipeness.A1" table:number-columns-spanned="6" office:value-type="string">
            <text:p text:style-name="P9">Scale of ripeness/Шкала зрелости </text:p>
          </table:table-cell>
          <table:covered-table-cell/>
          <table:covered-table-cell/>
          <table:covered-table-cell/>
          <table:covered-table-cell/>
          <table:covered-table-cell/>
        </table:table-row>
        <table:table-row>
          <table:table-cell table:style-name="TableRipeness.A2" table:number-rows-spanned="2" office:value-type="string">
            <text:p text:style-name="P41"><draw:frame draw:style-name="fr1" draw:name="Графический объект1" text:anchor-type="paragraph" svg:width="5.071cm" svg:height="4.983cm" draw:z-index="6"><draw:image xlink:href="Pictures/2000000900002BFD00002B3A5FCB2B63.svm" xlink:type="simple" xlink:show="embed" xlink:actuate="onLoad"/></draw:frame></text:p>
          </table:table-cell>
          <table:table-cell table:style-name="TableRipeness.A2" office:value-type="string">
            <text:p text:style-name="P38">Контейнер</text:p>
          </table:table-cell>
          <table:table-cell table:style-name="TableRipeness.A2" office:value-type="string">
            <text:p text:style-name="P9">Цвет по OCDE (2-3) </text:p>
          </table:table-cell>
          <table:table-cell table:style-name="TableRipeness.A2" office:value-type="string">
            <text:p text:style-name="P9">Цвет по OCDE (4-5) </text:p>
          </table:table-cell>
          <table:table-cell table:style-name="TableRipeness.A2" office:value-type="string">
            <text:p text:style-name="P9">Цвет по OCDE (6-7) </text:p>
          </table:table-cell>
          <table:table-cell table:style-name="TableRipeness.F2" office:value-type="string">
            <text:p text:style-name="P9">Цвет по OCDE (8-10) </text:p>
          </table:table-cell>
        </table:table-row>
        <table:table-row>
          <table:covered-table-cell/>
          <table:table-cell table:style-name="TableRipeness.B3" office:value-type="string">
            <text:p text:style-name="P41"/>
          </table:table-cell>
          <table:table-cell table:style-name="TableRipeness.B3" office:value-type="string">
            <text:p text:style-name="P41"/>
          </table:table-cell>
          <table:table-cell table:style-name="TableRipeness.B3" office:value-type="string">
            <text:p text:style-name="P41"/>
          </table:table-cell>
          <table:table-cell table:style-name="TableRipeness.B3" office:value-type="string">
            <text:p text:style-name="P41"/>
          </table:table-cell>
          <table:table-cell table:style-name="TableRipeness.F3" office:value-type="string">
            <text:p text:style-name="P41"/>
          </table:table-cell>
        </table:table-row>
      </table:table>
      <table:table table:name="Table3" table:style-name="Table3">
        <table:table-column table:style-name="Table3.A"/>
        <table:table-column table:style-name="Table3.B"/>
        <text:soft-page-break/>
        <table:table-row>
          <table:table-cell table:style-name="Table3.A1" table:number-columns-spanned="2" office:value-type="string">
            <text:p text:style-name="Table_20_Contents"/>
          </table:table-cell>
          <table:covered-table-cell/>
        </table:table-row>
        <table:table-row>
          <table:table-cell table:style-name="Table3.A1" table:number-columns-spanned="2" office:value-type="string">
            <text:p text:style-name="Table_20_Contents"/>
          </table:table-cell>
          <table:covered-table-cell/>
        </table:table-row>
        <table:table-row>
          <table:table-cell table:style-name="Table3.A1" office:value-type="string">
            <text:p text:style-name="P16"><text:span text:style-name="T13">Condition of </text:span><text:span text:style-name="T12">Package</text:span><text:span text:style-name="T13">. </text:span></text:p>
            <text:p text:style-name="P35">{$inspection.packageStateEng}</text:p>
          </table:table-cell>
          <table:table-cell table:style-name="Table3.A1" office:value-type="string">
            <text:p text:style-name="P39">Состояние упаковки:</text:p>
            <text:p text:style-name="P35">{$inspection.packageState}</text:p>
          </table:table-cell>
        </table:table-row>
        <table:table-row>
          <table:table-cell table:style-name="Table3.A1" office:value-type="string">
            <text:p text:style-name="P37">InspectorConclusion:</text:p>
            <text:p text:style-name="P35">{$inspection.surveyorConclusionEng}</text:p>
          </table:table-cell>
          <table:table-cell table:style-name="Table3.A1" office:value-type="string">
            <text:p text:style-name="P39">Заключение инспектора:</text:p>
            <text:p text:style-name="P35">{$inspection.surveyorConclusion}</text:p>
          </table:table-cell>
        </table:table-row>
        <table:table-row>
          <table:table-cell table:style-name="Table3.A1" office:value-type="string">
            <text:p text:style-name="P18"/>
            <text:p text:style-name="P18"/>
            <text:p text:style-name="P18"/>
            <text:p text:style-name="P18"/>
            <text:p text:style-name="P18"/>
            <text:p text:style-name="P17"><text:span text:style-name="T40">Document LLS, inspector </text:span><text:span text:style-name="T31">{$inspection.surveyor.englishName}</text:span></text:p>
            <text:p text:style-name="P18"><text:span text:style-name="T23">ООО Документъ, инспектор </text:span><text:span text:style-name="T26">{$inspection.surveyor.name}</text:span><text:span text:style-name="T23"> </text:span></text:p>
            <text:p text:style-name="P26"/>
            <text:p text:style-name="P26"/>
            <text:p text:style-name="P26"/>
            <text:p text:style-name="P26"/>
            <text:p text:style-name="P26"/>
            <text:p text:style-name="P26"/>
            <text:p text:style-name="P26"/>
          </table:table-cell>
          <table:table-cell table:style-name="Table3.A1" office:value-type="string">
            <text:p text:style-name="P39"/>
          </table:table-cell>
        </table:table-row>
        <table:table-row>
          <table:table-cell table:style-name="Table3.A6" table:number-columns-spanned="2" office:value-type="string">
            <text:p text:style-name="P20">The results are valid for the place and date of survey, which was carried out to the best of our knowledge and ability. This report is evidence of our survey and does not relieve any of the parties from their contractual obligations. Выполнено без предвзятости к какой-либо стороне с максимальным использованием имеющихся возможностей, опыта и знаний. Результаты данного сюрвейерского акта действительны во время и для данного указанного в рапорте случая и не могут освобождать от ответственности какую-либо из сторон за неисполнение своих обязательств. </text:p>
          </table:table-cell>
          <table:covered-table-cell/>
        </table:table-row>
      </table:table>
      <text:p text:style-name="P53"/>
      <table:table table:name="TablePictures" table:style-name="TablePictures">
        <table:table-column table:style-name="TablePictures.A"/>
        <table:table-row>
          <table:table-cell office:value-type="string">
            <text:p text:style-name="P55">Pictures / Фотографии</text:p>
          </table:table-cell>
        </table:table-row>
      </table:table>
      <text:p text:style-name="P3"><text:tab/></text:p>
      <table:table table:name="TableQualityExpertise" table:style-name="TableQualityExpertise">
        <table:table-column table:style-name="TableQualityExpertise.A"/>
        <table:table-row>
          <table:table-cell office:value-type="string">
            <text:p text:style-name="P55">Quality expertise / Экспертиза качества</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Bookman Old Style" fo:font-size="12pt" style:font-name-asian="Bookman Old Style" style:font-size-asian="12pt" style:font-name-complex="Bookman Old Style"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3" style:family="table">
      <style:table-properties style:width="18.018cm" table:align="left"/>
    </style:style>
    <style:style style:name="Таблица3.A" style:family="table-column">
      <style:table-column-properties style:column-width="6.403cm"/>
    </style:style>
    <style:style style:name="Таблица3.B" style:family="table-column">
      <style:table-column-properties style:column-width="4.93cm"/>
    </style:style>
    <style:style style:name="Таблица3.C" style:family="table-column">
      <style:table-column-properties style:column-width="6.685cm"/>
    </style:style>
    <style:style style:name="Таблица3.A1" style:family="table-cell">
      <style:table-cell-properties fo:padding="0cm" fo:border="none"/>
    </style:style>
    <style:style style:name="Таблица3.A2" style:family="table-cell">
      <style:table-cell-properties style:vertical-align="bottom" fo:padding="0cm" fo:border="none"/>
    </style:style>
    <style:style style:name="MP1" style:family="paragraph" style:parent-style-name="Standard">
      <style:paragraph-properties fo:text-align="center" style:justify-single-word="false"/>
    </style:style>
    <style:style style:name="MP2" style:family="paragraph">
      <style:paragraph-properties fo:text-align="center"/>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MP6" style:family="paragraph" style:parent-style-name="Footer">
      <style:paragraph-properties fo:text-align="end" style:justify-single-word="false"/>
      <style:text-properties fo:font-size="10pt" fo:language="en" fo:country="US" style:font-size-asian="10pt" style:font-size-complex="10pt"/>
    </style:style>
    <style:style style:name="MT1" style:family="text">
      <style:text-properties fo:color="#76923c" style:font-name="Comic Sans MS" fo:font-size="40pt" fo:language="en" fo:country="US" fo:font-style="italic" fo:font-weight="bold"/>
    </style:style>
    <style:style style:name="MT2" style:family="text">
      <style:text-properties fo:color="#0070c0" style:font-name="Comic Sans MS" fo:font-size="12pt" fo:language="en" fo:country="US" fo:font-style="italic" fo:font-weight="bold"/>
    </style:style>
    <style:style style:name="MT3" style:family="text">
      <style:text-properties style:font-name="Times New Roman1" fo:font-size="9pt" fo:font-style="italic"/>
    </style:style>
    <style:style style:name="MT4" style:family="text">
      <style:text-properties style:font-name="Times New Roman1" fo:font-size="9pt" fo:language="en" fo:country="US" fo:font-style="italic"/>
    </style:style>
    <style:style style:name="MT5" style:family="text">
      <style:text-properties fo:font-style="italic"/>
    </style:style>
    <style:style style:name="MT6" style:family="text">
      <style:text-properties fo:font-size="11pt" style:font-size-asian="11pt" style:font-size-complex="11pt"/>
    </style:style>
    <style:style style:name="MT7" style:family="text">
      <style:text-properties fo:font-size="9pt" fo:language="en" fo:country="US" fo:font-style="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5" draw:style-name="Mgr1" draw:text-style-name="MP2" svg:x1="0.205cm" svg:y1="1.787cm" svg:x2="16.477cm" svg:y2="1.787cm"><text:p/></draw:line><text:span text:style-name="MT1">Document LLS</text:span> <text:span text:style-name="MT2">SURVEYS (NOVOROSSIYSK)</text:span> </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MP3"><text:span text:style-name="MT3">6 </text:span><text:span text:style-name="MT4">Pryamaya</text:span><text:span text:style-name="MT5"> </text:span><text:span text:style-name="MT4">Str</text:span><text:span text:style-name="MT3">. </text:span><text:span text:style-name="MT4">Novorossiysk <text:s/>353923, Russia</text:span> </text:p>
            </table:table-cell>
            <table:table-cell table:style-name="Таблица3.A1" office:value-type="string">
              <text:p text:style-name="MP3"><text:span text:style-name="MT4">Tel: 8-961-51-00-392 (Ekaterina)</text:span> </text:p>
            </table:table-cell>
            <table:table-cell table:style-name="Таблица3.A1" office:value-type="string">
              <text:p text:style-name="MP3"><text:span text:style-name="MT4">E-mail: </text:span><text:a xlink:type="simple" xlink:href="mailto:doka-inspekcia.@yandex.ru"><text:span text:style-name="MT6">doka-inspekcia@yandex.ru</text:span></text:a><text:span text:style-name="MT6"> </text:span></text:p>
            </table:table-cell>
          </table:table-row>
          <table:table-row>
            <table:table-cell table:style-name="Таблица3.A2" office:value-type="string">
              <text:p text:style-name="MP3"><text:span text:style-name="MT3">РФ, 353923, г. Новороссийск, ул. Прямая 6</text:span> </text:p>
            </table:table-cell>
            <table:table-cell table:style-name="Таблица3.A2" office:value-type="string">
              <text:p text:style-name="MP4"><text:span text:style-name="MT3"><text:s text:c="3"/>Тел: 8 918 644 46 28</text:span> </text:p>
            </table:table-cell>
            <table:table-cell table:style-name="Таблица3.A2" office:value-type="string">
              <text:p text:style-name="MP5">Phone/fax: (8617) 71-04-04</text:p>
            </table:table-cell>
          </table:table-row>
        </table:table>
        <text:p text:style-name="MP1"><text:a xlink:type="simple" xlink:href="mailto:doka-inspekcia.@yandex.ru"><text:span text:style-name="MT7"/></text:a></text:p>
      </style:header>
      <style:footer>
        <text:p text:style-name="MP6">{$Report}</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5T09:43:35.13</meta:creation-date>
    <dc:date>2011-10-27T00:57:03.27</dc:date>
    <meta:editing-duration>P14DT5H58M9S</meta:editing-duration>
    <meta:editing-cycles>264</meta:editing-cycles>
    <meta:generator>LibreOffice/3.3$Win32 LibreOffice_project/330m19$Build-202</meta:generator>
    <meta:document-statistic meta:table-count="19" meta:image-count="1" meta:object-count="0" meta:page-count="6" meta:paragraph-count="122" meta:word-count="484" meta:character-count="4258"/>
  </office:meta>
</office:document-meta>
</file>